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ress.getPos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City( String 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Stre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ry.setProvince( String provi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lenolix_9.test_for_objec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ug_for_lenolix_9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ry.getProvi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Country( Country cou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Street( String str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PostCode( int pos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